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text-properties style:font-name="Arial" fo:language="en" fo:country="US" fo:font-weight="bold" style:font-weight-asian="bold" style:font-weight-complex="bold"/>
    </style:style>
    <style:style style:name="P4" style:family="paragraph" style:parent-style-name="Text_20_body">
      <style:text-properties style:font-name="Arial" fo:language="en" fo:country="US" officeooo:rsid="00299f1c" officeooo:paragraph-rsid="00299f1c"/>
    </style:style>
    <style:style style:name="P5" style:family="paragraph" style:parent-style-name="Text_20_body">
      <style:text-properties style:font-name="Arial" fo:language="de" fo:country="CH"/>
    </style:style>
    <style:style style:name="P6" style:family="paragraph" style:parent-style-name="Text_20_body">
      <style:text-properties style:font-name="Arial" fo:language="de" fo:country="CH" fo:font-weight="bold" style:font-weight-asian="bold" style:font-weight-complex="bold"/>
    </style:style>
    <style:style style:name="P7" style:family="paragraph" style:parent-style-name="Text_20_body">
      <style:text-properties style:font-name="Arial" fo:language="de" fo:country="CH" fo:font-weight="bold" officeooo:rsid="00262f45" officeooo:paragraph-rsid="00262f45" style:font-weight-asian="bold" style:font-weight-complex="bold"/>
    </style:style>
    <style:style style:name="P8" style:family="paragraph" style:parent-style-name="Text_20_body">
      <style:text-properties style:font-name="Arial" fo:language="de" fo:country="CH" fo:font-weight="bold" officeooo:paragraph-rsid="00262f45" style:font-weight-asian="bold" style:font-weight-complex="bold"/>
    </style:style>
    <style:style style:name="P9" style:family="paragraph" style:parent-style-name="Text_20_body">
      <style:text-properties style:font-name="Arial" fo:language="de" fo:country="CH" fo:background-color="transparent"/>
    </style:style>
    <style:style style:name="P10" style:family="paragraph" style:parent-style-name="Text_20_body">
      <style:text-properties style:font-name="Arial" fo:font-size="8pt" fo:language="de" fo:country="CH" style:font-size-asian="8pt" style:font-size-complex="8pt"/>
    </style:style>
    <style:style style:name="P11" style:family="paragraph" style:parent-style-name="Text_20_body">
      <style:text-properties style:font-name="Arial1" fo:background-color="transparent"/>
    </style:style>
    <style:style style:name="P12" style:family="paragraph" style:parent-style-name="Text_20_body">
      <style:text-properties style:font-name="Arial1"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de" fo:country="CH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Arial" fo:language="de" fo:country="CH" fo:font-weight="bold" officeooo:paragraph-rsid="00262f45" style:font-weight-asian="bold" style:font-weight-complex="bold"/>
    </style:style>
    <style:style style:name="P16" style:family="paragraph" style:parent-style-name="Standard">
      <style:text-properties style:font-name="Arial" fo:language="de" fo:country="CH" fo:font-weight="bold" officeooo:paragraph-rsid="00271974" style:font-weight-asian="bold" style:font-weight-complex="bold"/>
    </style:style>
    <style:style style:name="P17" style:family="paragraph" style:parent-style-name="Standard">
      <style:text-properties style:font-name="Arial" fo:language="de" fo:country="CH" fo:font-weight="bold" officeooo:rsid="00271974" officeooo:paragraph-rsid="00271974" style:font-weight-asian="bold" style:font-weight-complex="bold"/>
    </style:style>
    <style:style style:name="P18" style:family="paragraph" style:parent-style-name="Standard">
      <style:text-properties officeooo:paragraph-rsid="00262f45"/>
    </style:style>
    <style:style style:name="P19" style:family="paragraph" style:parent-style-name="Standard">
      <style:text-properties style:font-name="Arial1" fo:font-weight="bold" style:font-weight-asian="bold" style:font-weight-complex="bold"/>
    </style:style>
    <style:style style:name="P20" style:family="paragraph" style:parent-style-name="Standard">
      <style:text-properties officeooo:paragraph-rsid="00271974"/>
    </style:style>
    <style:style style:name="P21" style:family="paragraph" style:parent-style-name="Standard">
      <style:text-properties style:font-name="arial" fo:font-weight="bold" style:font-weight-asian="bold" style:font-weight-complex="bold"/>
    </style:style>
    <style:style style:name="P22" style:family="paragraph" style:parent-style-name="Text_20_body" style:list-style-name="L1">
      <style:text-properties style:font-name="Arial"/>
    </style:style>
    <style:style style:name="P23" style:family="paragraph" style:parent-style-name="Text_20_body" style:list-style-name="L1">
      <style:text-properties style:font-name="Arial" officeooo:paragraph-rsid="00262f45"/>
    </style:style>
    <style:style style:name="P24" style:family="paragraph" style:parent-style-name="Text_20_body" style:list-style-name="L2">
      <style:text-properties style:font-name="Arial"/>
    </style:style>
    <style:style style:name="P25" style:family="paragraph" style:parent-style-name="Text_20_body" style:list-style-name="L3">
      <style:text-properties style:font-name="Arial" officeooo:rsid="00197d49" fo:background-color="transparent"/>
    </style:style>
    <style:style style:name="P26" style:family="paragraph" style:parent-style-name="Text_20_body" style:list-style-name="L6">
      <style:text-properties style:font-name="Arial" fo:background-color="transparent"/>
    </style:style>
    <style:style style:name="P27" style:family="paragraph" style:parent-style-name="Text_20_body" style:list-style-name="L4">
      <style:text-properties style:font-name="Arial"/>
    </style:style>
    <style:style style:name="P28" style:family="paragraph" style:parent-style-name="Text_20_body" style:list-style-name="L5">
      <style:text-properties style:font-name="Arial"/>
    </style:style>
    <style:style style:name="P29" style:family="paragraph" style:parent-style-name="Text_20_body" style:list-style-name="L6">
      <style:text-properties style:font-name="Arial"/>
    </style:style>
    <style:style style:name="P30" style:family="paragraph" style:parent-style-name="Text_20_body" style:list-style-name="L7">
      <style:text-properties style:font-name="Arial"/>
    </style:style>
    <style:style style:name="P31" style:family="paragraph" style:parent-style-name="Text_20_body" style:list-style-name="L8">
      <style:text-properties style:font-name="Arial"/>
    </style:style>
    <style:style style:name="P32" style:family="paragraph" style:parent-style-name="Text_20_body" style:list-style-name="L9">
      <style:text-properties style:font-name="Arial" fo:language="de" fo:country="CH" fo:background-color="transparent"/>
    </style:style>
    <style:style style:name="P33" style:family="paragraph" style:parent-style-name="Text_20_body" style:list-style-name="L1">
      <style:text-properties style:font-name="Arial" fo:font-weight="normal" officeooo:paragraph-rsid="00271974" style:font-weight-asian="normal" style:font-weight-complex="normal"/>
    </style:style>
    <style:style style:name="P34" style:family="paragraph" style:parent-style-name="Text_20_body" style:list-style-name="L10">
      <style:text-properties style:font-name="Arial"/>
    </style:style>
    <style:style style:name="P35" style:family="paragraph" style:parent-style-name="Text_20_body" style:list-style-name="L11">
      <style:text-properties style:font-name="Arial" officeooo:paragraph-rsid="0020f03e"/>
    </style:style>
    <style:style style:name="P36" style:family="paragraph" style:parent-style-name="Text_20_body" style:list-style-name="L12">
      <style:text-properties style:font-name="Arial"/>
    </style:style>
    <style:style style:name="P37" style:family="paragraph" style:parent-style-name="Text_20_body" style:list-style-name="L13">
      <style:text-properties style:font-name="Arial"/>
    </style:style>
    <style:style style:name="P38" style:family="paragraph" style:parent-style-name="Text_20_body" style:list-style-name="L14">
      <style:text-properties style:font-name="Arial"/>
    </style:style>
    <style:style style:name="P39" style:family="paragraph" style:parent-style-name="Text_20_body" style:list-style-name="L15">
      <style:text-properties style:font-name="Arial"/>
    </style:style>
    <style:style style:name="P40" style:family="paragraph" style:parent-style-name="Text_20_body" style:list-style-name="L16">
      <style:text-properties style:font-name="Arial"/>
    </style:style>
    <style:style style:name="P41" style:family="paragraph" style:parent-style-name="Text_20_body">
      <style:text-properties style:font-name="Arial" fo:language="en" fo:country="US"/>
    </style:style>
    <style:style style:name="P42" style:family="paragraph" style:parent-style-name="Text_20_body">
      <style:text-properties style:font-name="Arial1" fo:background-color="transparent"/>
    </style:style>
    <style:style style:name="P43" style:family="paragraph" style:parent-style-name="Text_20_body">
      <style:text-properties style:font-name="Arial1" officeooo:paragraph-rsid="00391416" fo:background-color="transparent"/>
    </style:style>
    <style:style style:name="P44" style:family="paragraph" style:parent-style-name="Text_20_body">
      <style:text-properties style:font-name="Arial1" officeooo:rsid="00391416" officeooo:paragraph-rsid="00391416" fo:background-color="transparent"/>
    </style:style>
    <style:style style:name="P45" style:family="paragraph" style:parent-style-name="Heading_20_1">
      <style:text-properties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de" fo:country="CH"/>
    </style:style>
    <style:style style:name="T3" style:family="text">
      <style:text-properties style:font-name="Arial" fo:language="de" fo:country="CH" fo:font-weight="normal" officeooo:rsid="00262f45" style:font-weight-asian="normal" style:font-weight-complex="normal"/>
    </style:style>
    <style:style style:name="T4" style:family="text">
      <style:text-properties style:font-name="Arial" fo:language="de" fo:country="CH" fo:font-weight="normal" officeooo:rsid="002e2f85" style:font-weight-asian="normal" style:font-weight-complex="normal"/>
    </style:style>
    <style:style style:name="T5" style:family="text">
      <style:text-properties style:font-name="Arial" fo:language="de" fo:country="CH" fo:font-style="italic" fo:font-weight="normal" officeooo:rsid="00262f45" style:font-style-asian="italic" style:font-weight-asian="normal" style:font-style-complex="italic" style:font-weight-complex="normal"/>
    </style:style>
    <style:style style:name="T6" style:family="text">
      <style:text-properties style:font-name="Arial" fo:language="de" fo:country="CH" fo:font-style="normal" fo:font-weight="normal" officeooo:rsid="00262f45" style:font-style-asian="normal" style:font-weight-asian="normal" style:font-style-complex="normal" style:font-weight-complex="normal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officeooo:rsid="001d38d3"/>
    </style:style>
    <style:style style:name="T9" style:family="text">
      <style:text-properties style:font-name="Arial" officeooo:rsid="002292a1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97d49" fo:background-color="transparent" loext:char-shading-value="0"/>
    </style:style>
    <style:style style:name="T12" style:family="text">
      <style:text-properties officeooo:rsid="0020f03e" fo:background-color="transparent" loext:char-shading-value="0"/>
    </style:style>
    <style:style style:name="T13" style:family="text">
      <style:text-properties officeooo:rsid="001961e4"/>
    </style:style>
    <style:style style:name="T14" style:family="text">
      <style:text-properties officeooo:rsid="001b4adb"/>
    </style:style>
    <style:style style:name="T15" style:family="text">
      <style:text-properties officeooo:rsid="001d38d3"/>
    </style:style>
    <style:style style:name="T16" style:family="text">
      <style:text-properties officeooo:rsid="001ffda5"/>
    </style:style>
    <style:style style:name="T17" style:family="text">
      <style:text-properties officeooo:rsid="002034c6"/>
    </style:style>
    <style:style style:name="T18" style:family="text">
      <style:text-properties officeooo:rsid="0024a25b"/>
    </style:style>
    <style:style style:name="T19" style:family="text">
      <style:text-properties officeooo:rsid="00262f45"/>
    </style:style>
    <style:style style:name="T20" style:family="text">
      <style:text-properties fo:language="de" fo:country="CH"/>
    </style:style>
    <style:style style:name="T21" style:family="text">
      <style:text-properties fo:language="de" fo:country="CH" fo:font-style="normal" fo:font-weight="normal" officeooo:rsid="00262f45" style:font-style-asian="normal" style:font-weight-asian="normal" style:font-style-complex="normal" style:font-weight-complex="normal"/>
    </style:style>
    <style:style style:name="T22" style:family="text">
      <style:text-properties officeooo:rsid="002fc713"/>
    </style:style>
    <style:style style:name="T23" style:family="text">
      <style:text-properties officeooo:rsid="0031fad2"/>
    </style:style>
    <style:style style:name="T24" style:family="text">
      <style:text-properties officeooo:rsid="00334baa"/>
    </style:style>
    <style:style style:name="T25" style:family="text">
      <style:text-properties officeooo:rsid="0033c7f9"/>
    </style:style>
    <style:style style:name="T26" style:family="text">
      <style:text-properties officeooo:rsid="0037bcf2"/>
    </style:style>
    <style:style style:name="T27" style:family="text">
      <style:text-properties officeooo:rsid="0039141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2">ROS Camera Driver </text:h>
      <text:p text:style-name="P11"/>
      <text:p text:style-name="P12">Installation</text:p>
      <text:p text:style-name="P11"/>
      <text:p text:style-name="P43"><text:span text:style-name="T27">1. </text:span>Get the file cam611_driver and unpack it <text:span text:style-name="T27">in for example ~/projects/cam611_driver folder.</text:span></text:p>
      <text:p text:style-name="P44">2. Compile it:</text:p>
      <text:p text:style-name="P44">&gt; cd ~/projects/cam611_driver</text:p>
      <text:p text:style-name="P44">&gt; catkin_make</text:p>
      <text:p text:style-name="P44">&gt; source ~/projects/cam611_driver/develop/setup.bash</text:p>
      <text:p text:style-name="P43"/>
      <text:p text:style-name="P43"/>
      <text:p text:style-name="P12">Running</text:p>
      <text:p text:style-name="P11"/>
      <text:p text:style-name="P11"><text:span text:style-name="T26">espros_</text:span>cam611 package has two nodes: cam611_range and <text:span text:style-name="T24">c</text:span>am611_frame.</text:p>
      <text:p text:style-name="P11"/>
      <text:p text:style-name="P11">Depending on <text:span text:style-name="T22">the </text:span>connected camera can launch <text:span text:style-name="T13">selected </text:span>node:</text:p>
      <text:p text:style-name="P11"><text:tab/>roslaunch espros_cam611 range.launch <text:s text:c="2"/></text:p>
      <text:p text:style-name="P11"><text:tab/>roslaunch espros_cam611 frame.launch</text:p>
      <text:p text:style-name="P11"/>
      <text:p text:style-name="P11"/>
      <text:p text:style-name="P11"/>
      <text:p text:style-name="P11"/>
      <text:p text:style-name="P13">ROS API</text:p>
      <text:p text:style-name="P1"/>
      <text:p text:style-name="P14">cam611_range</text:p>
      <text:p text:style-name="P1"/>
      <text:p text:style-name="P1"/>
      <text:p text:style-name="P19">Published <text:span text:style-name="T23">T</text:span>opics</text:p>
      <text:p text:style-name="P5"/>
      <text:p text:style-name="P5"/>
      <text:p text:style-name="Standard"><text:span text:style-name="Teletype"><text:span text:style-name="T2">range/distance_range</text:span></text:span><text:span text:style-name="T2"> (</text:span><text:a xlink:type="simple" xlink:href="http://docs.ros.org/api/sensor_msgs/html/msg/Image.html" text:style-name="Internet_20_link" text:visited-style-name="Visited_20_Internet_20_Link">sensor_msgs/Range</text:a><text:span text:style-name="T2">) </text:span><text:bookmark text:name="line-467"/></text:p>
      <text:list xml:id="list2970395171" text:style-name="L1">
        <text:list-item>
          <text:p text:style-name="P22">The confidence range pixel represents distance value in mm.</text:p>
        </text:list-item>
      </text:list>
      <text:p text:style-name="Standard"><text:span text:style-name="Teletype"><text:span text:style-name="T2">range/</text:span></text:span><text:span text:style-name="Teletype"><text:span text:style-name="T7">amplitude_range</text:span></text:span><text:span text:style-name="T2"> (</text:span><text:a xlink:type="simple" xlink:href="http://docs.ros.org/api/sensor_msgs/html/msg/Image.html" text:style-name="Internet_20_link" text:visited-style-name="Visited_20_Internet_20_Link">sensor_msgs/Range</text:a><text:span text:style-name="T2">) </text:span><text:bookmark text:name="line-4671"/></text:p>
      <text:list xml:id="list105307709702995" text:continue-numbering="true" text:style-name="L1">
        <text:list-item>
          <text:p text:style-name="P22"><text:bookmark text:name="line-471"/><text:bookmark text:name="line-470"/><text:bookmark text:name="line-469"/><text:bookmark text:name="line-468"/>The confidence range pixel represents the amplitude value in LSB.</text:p>
        </text:list-item>
      </text:list>
      <text:p text:style-name="P6"/>
      <text:p text:style-name="P6"/>
      <text:p text:style-name="P17">Parameters</text:p>
      <text:p text:style-name="P17"><text:soft-page-break/></text:p>
      <text:p text:style-name="P6"/>
      <text:p text:style-name="P15"><text:span text:style-name="T19">Static</text:span> <text:span text:style-name="T23">P</text:span>arameters</text:p>
      <text:p text:style-name="P18"/>
      <text:p text:style-name="P18"><text:bookmark text:name="line-46712"/><text:span text:style-name="T3">port_name(str</text:span><text:span text:style-name="T4">ing</text:span><text:span text:style-name="T3">, <text:s/>default: <text:s/></text:span><text:span text:style-name="Teletype"><text:span text:style-name="T20">"/</text:span></text:span><text:span text:style-name="T5">dev/</text:span><text:span text:style-name="T6">ttyUSB0</text:span><text:span text:style-name="Teletype"><text:span text:style-name="T21">"</text:span></text:span><text:span text:style-name="T6">)</text:span></text:p>
      <text:list xml:id="list105306986022090" text:continue-numbering="true" text:style-name="L1">
        <text:list-item>
          <text:p text:style-name="P23"><text:bookmark text:name="line-4701"/><text:bookmark text:name="line-4691"/><text:bookmark text:name="line-4681"/><text:bookmark text:name="line-4711"/>The <text:span text:style-name="T19">device path to open serial port</text:span>.</text:p>
        </text:list-item>
      </text:list>
      <text:p text:style-name="P8"/>
      <text:p text:style-name="P7"/>
      <text:p text:style-name="P19"><text:bookmark text:name="Dynamically_Reconfigurable_Parameters"/>Dynamically Reconfigurable Parameters</text:p>
      <text:p text:style-name="P10"/>
      <text:p text:style-name="P10"/>
      <text:p text:style-name="Text_20_body"><text:bookmark text:name="line-522"/><text:span text:style-name="T1">See the </text:span><text:a xlink:type="simple" xlink:href="http://wiki.ros.org/dynamic_reconfigure" text:style-name="Internet_20_link" text:visited-style-name="Visited_20_Internet_20_Link"><text:span text:style-name="T1">dynamic_reconfigure</text:span></text:a><text:span text:style-name="T1"> package for details on dynamically reconfigurable parameters. </text:span><text:bookmark text:name="line-524"/><text:bookmark text:name="line-523"/></text:p>
      <text:p text:style-name="P1"><text:bookmark text:name="line-532"/><text:bookmark text:name="line-531"/><text:bookmark text:name="line-530"/><text:bookmark text:name="line-529"/><text:bookmark text:name="line-528"/><text:bookmark text:name="line-527"/><text:bookmark text:name="line-526"/><text:bookmark text:name="line-525"/></text:p>
      <text:p text:style-name="Text_20_body"><text:span text:style-name="Teletype"><text:span text:style-name="T1">~range_data_type</text:span></text:span><text:span text:style-name="T1"> (</text:span><text:span text:style-name="Teletype"><text:span text:style-name="T1">int</text:span></text:span><text:span text:style-name="T1">, default: 0) </text:span><text:bookmark text:name="line-533"/></text:p>
      <text:list xml:id="list2265427735" text:style-name="L2">
        <text:list-item>
          <text:p text:style-name="P24">Data acquisition type: distance – 0, distance_amplitude – 1.</text:p>
        </text:list-item>
      </text:list>
      <text:p text:style-name="Text_20_body"><text:span text:style-name="Teletype"><text:span text:style-name="T1">~frame_rate</text:span></text:span><text:span text:style-name="T1"> (double, default: 30.0) </text:span><text:bookmark text:name="line-538"/></text:p>
      <text:list xml:id="list3875776995" text:style-name="L3">
        <text:list-item>
          <text:p text:style-name="P25">Acquisition rate at which the data are captured [Hz].</text:p>
        </text:list-item>
      </text:list>
      <text:p text:style-name="Text_20_body"><text:span text:style-name="Teletype"><text:span text:style-name="T1">~start_stream</text:span></text:span><text:span text:style-name="T1"> (bool, default: </text:span><text:span text:style-name="T8">false</text:span><text:span text:style-name="T1">) </text:span><text:bookmark text:name="line-548"/></text:p>
      <text:list xml:id="list3722442140" text:style-name="L4">
        <text:list-item>
          <text:p text:style-name="P27"><text:bookmark text:name="line-552"/><text:bookmark text:name="line-551"/><text:bookmark text:name="line-550"/><text:bookmark text:name="line-549"/>Enable <text:span text:style-name="T15">data</text:span> streaming.</text:p>
        </text:list-item>
      </text:list>
      <text:p text:style-name="Text_20_body"><text:span text:style-name="Teletype"><text:span text:style-name="T1">~trigger_single_shot</text:span></text:span><text:span text:style-name="T1"> (bool, default: </text:span><text:span text:style-name="T9">false</text:span><text:span text:style-name="T1">) </text:span><text:bookmark text:name="line-553"/></text:p>
      <text:list xml:id="list2803878282" text:style-name="L5">
        <text:list-item>
          <text:p text:style-name="P28"><text:bookmark text:name="line-557"/><text:bookmark text:name="line-556"/><text:bookmark text:name="line-555"/><text:bookmark text:name="line-554"/>Trigger single measurement by changing state from false to true.</text:p>
        </text:list-item>
      </text:list>
      <text:p text:style-name="Text_20_body"><text:span text:style-name="Teletype"><text:span text:style-name="T1">~auto_integration_time</text:span></text:span><text:span text:style-name="T1">(bool, default: true) </text:span><text:bookmark text:name="line-558"/></text:p>
      <text:list xml:id="list963946658" text:style-name="L6">
        <text:list-item>
          <text:p text:style-name="P26"><text:span text:style-name="T14">Enable</text:span> <text:span text:style-name="T14">automatic </text:span>integration time mode</text:p>
        </text:list-item>
      </text:list>
      <text:p text:style-name="Text_20_body"><text:span text:style-name="Teletype"><text:span text:style-name="T1">~integration_time_tof</text:span></text:span><text:span text:style-name="T1">(</text:span><text:span text:style-name="Teletype"><text:span text:style-name="T1">int</text:span></text:span><text:span text:style-name="T1">, default: 200) </text:span><text:bookmark text:name="line-5581"/></text:p>
      <text:list xml:id="list105306624099047" text:continue-numbering="true" text:style-name="L6">
        <text:list-item>
          <text:p text:style-name="P29"><text:span text:style-name="T10">Sets the integration time in microseconds for distance measurements. </text:span><text:s/><text:span text:style-name="T10">Range: 1 … 1600 µs. </text:span><text:bookmark text:name="line-567"/><text:bookmark text:name="line-566"/><text:bookmark text:name="line-565"/><text:bookmark text:name="line-564"/></text:p>
        </text:list-item>
      </text:list>
      <text:p text:style-name="Text_20_body"><text:span text:style-name="Teletype"><text:span text:style-name="T1">~temporal_filter_factor</text:span></text:span><text:span text:style-name="T1"> (</text:span><text:span text:style-name="Teletype"><text:span text:style-name="T1">double</text:span></text:span><text:span text:style-name="T1">, default: 0.01) </text:span><text:bookmark text:name="line-568"/></text:p>
      <text:list xml:id="list3497449666" text:style-name="L7">
        <text:list-item>
          <text:p text:style-name="P30">Sets the factor of temporal Kalman filter. Range 0.0 ... <text:bookmark text:name="line-572"/><text:bookmark text:name="line-571"/><text:bookmark text:name="line-570"/><text:bookmark text:name="line-569"/>1.0.</text:p>
        </text:list-item>
      </text:list>
      <text:p text:style-name="Text_20_body"><text:span text:style-name="Teletype"><text:span text:style-name="T1">~temporal_filter_threshold</text:span></text:span><text:span text:style-name="T1"> (</text:span><text:span text:style-name="Teletype"><text:span text:style-name="T1">int</text:span></text:span><text:span text:style-name="T1">, default: 300) </text:span><text:bookmark text:name="line-573"/></text:p>
      <text:list xml:id="list2743217933" text:style-name="L8">
        <text:list-header>
          <text:p text:style-name="P31">Sets the threshold for temporal Kalman filter. Range 0 … 20000 mm <text:s text:c="2"/>(uses to filter out temporal noise in an image). </text:p>
        </text:list-header>
      </text:list>
      <text:p text:style-name="Text_20_body"><text:span text:style-name="Teletype"><text:span text:style-name="T1">~modulation_frequency</text:span></text:span><text:span text:style-name="T1">(</text:span><text:span text:style-name="Teletype"><text:span text:style-name="T1">int</text:span></text:span><text:span text:style-name="T1">, default: 1)</text:span><text:bookmark text:name="line-578"/></text:p>
      <text:list xml:id="list2213329338" text:style-name="L9">
        <text:list-item>
          <text:p text:style-name="P32">Sets the modulation <text:s/>frequency. <text:s/>0 – 10 MHz, 1 – 20 MHz. </text:p>
        </text:list-item>
      </text:list>
      <text:p text:style-name="P2"/>
      <text:p text:style-name="P2"/>
      <text:p text:style-name="P2"/>
      <text:p text:style-name="P2"/>
      <text:p text:style-name="P2"/>
      <text:p text:style-name="P14"><text:soft-page-break/>cam611_frame</text:p>
      <text:p text:style-name="P1"/>
      <text:p text:style-name="P1"/>
      <text:p text:style-name="P21">Published <text:span text:style-name="T23">T</text:span>opics</text:p>
      <text:p text:style-name="P5"/>
      <text:p text:style-name="Standard"><text:span text:style-name="Teletype"><text:span text:style-name="T2">image/distance_image</text:span></text:span><text:span text:style-name="T2"> (</text:span><text:a xlink:type="simple" xlink:href="http://docs.ros.org/api/sensor_msgs/html/msg/Image.html" text:style-name="Internet_20_link" text:visited-style-name="Visited_20_Internet_20_Link">sensor_msgs/Image</text:a><text:span text:style-name="T2">) </text:span></text:p>
      <text:list xml:id="list105308261878520" text:continue-list="list105306986022090" text:style-name="L1">
        <text:list-item>
          <text:p text:style-name="P22">The confidence <text:span text:style-name="T17">8x8 </text:span>image (each pixel dependin<text:bookmark text:name="line-4672"/>g on selected image type represents the <text:span text:style-name="T16">distance</text:span> value).</text:p>
        </text:list-item>
      </text:list>
      <text:p text:style-name="Standard"><text:span text:style-name="Teletype"><text:span text:style-name="T2">image/</text:span></text:span><text:span text:style-name="Teletype"><text:span text:style-name="T7">amplitude_image</text:span></text:span><text:span text:style-name="T2"> (</text:span><text:a xlink:type="simple" xlink:href="http://docs.ros.org/api/sensor_msgs/html/msg/Image.html" text:style-name="Internet_20_link" text:visited-style-name="Visited_20_Internet_20_Link">sensor_msgs/Image</text:a><text:span text:style-name="T2">) </text:span></text:p>
      <text:list xml:id="list105308543480189" text:continue-numbering="true" text:style-name="L1">
        <text:list-item>
          <text:p text:style-name="P22">The confidence <text:span text:style-name="T17">8x8 </text:span>image (each pixel represent<text:bookmark text:name="line-46711"/>s the <text:span text:style-name="T17">amplitude</text:span> value).</text:p>
        </text:list-item>
      </text:list>
      <text:p text:style-name="P6"/>
      <text:p text:style-name="P16"><text:span text:style-name="T19">Static</text:span> Parameters</text:p>
      <text:p text:style-name="P20"/>
      <text:p text:style-name="P20"><text:bookmark text:name="line-467121"/><text:span text:style-name="T3">port_name(str</text:span><text:span text:style-name="T4">ing</text:span><text:span text:style-name="T3">, <text:s/>default: <text:s/></text:span><text:span text:style-name="Teletype"><text:span text:style-name="T20">"/</text:span></text:span><text:span text:style-name="T5">dev/</text:span><text:span text:style-name="T6">ttyUSB0</text:span><text:span text:style-name="Teletype"><text:span text:style-name="T21">"</text:span></text:span><text:span text:style-name="T6">)</text:span></text:p>
      <text:list xml:id="list105307207586301" text:continue-numbering="true" text:style-name="L1">
        <text:list-item>
          <text:p text:style-name="P33"><text:bookmark text:name="line-47111"/><text:bookmark text:name="line-47011"/><text:bookmark text:name="line-46911"/><text:bookmark text:name="line-46811"/>The <text:span text:style-name="T19">device path to open serial port</text:span>.</text:p>
        </text:list-item>
      </text:list>
      <text:p text:style-name="P6"/>
      <text:p text:style-name="P6"/>
      <text:p text:style-name="P19">Dynamically Reconfigurable Parameters</text:p>
      <text:p text:style-name="P10"/>
      <text:p text:style-name="P10"><text:bookmark text:name="Dynamically_Reconfigurable_Parameters1"/></text:p>
      <text:p text:style-name="Text_20_body"><text:span text:style-name="T1">See the </text:span><text:a xlink:type="simple" xlink:href="http://wiki.ros.org/dynamic_reconfigure" text:style-name="Internet_20_link" text:visited-style-name="Visited_20_Internet_20_Link"><text:span text:style-name="T1">dynamic_reconfigure</text:span></text:a><text:span text:style-name="T1"> package for details on dynamically reconfigurable parameters. </text:span></text:p>
      <text:p text:style-name="P1"><text:bookmark text:name="line-5221"/><text:bookmark text:name="line-5241"/><text:bookmark text:name="line-5231"/></text:p>
      <text:p text:style-name="Text_20_body"><text:bookmark text:name="line-5321"/><text:bookmark text:name="line-5311"/><text:bookmark text:name="line-5301"/><text:bookmark text:name="line-5291"/><text:bookmark text:name="line-5281"/><text:bookmark text:name="line-5271"/><text:bookmark text:name="line-5261"/><text:bookmark text:name="line-5251"/><text:span text:style-name="Teletype"><text:span text:style-name="T1">~image_type</text:span></text:span><text:span text:style-name="T1"> (</text:span><text:span text:style-name="Teletype"><text:span text:style-name="T1">int</text:span></text:span><text:span text:style-name="T1">, default: 0) </text:span></text:p>
      <text:list xml:id="list1246513305" text:style-name="L10">
        <text:list-item>
          <text:p text:style-name="P34">Image acquisition type: distance – 0<text:bookmark text:name="line-5331"/>, distance_amplitude – 1.</text:p>
        </text:list-item>
      </text:list>
      <text:p text:style-name="Text_20_body"><text:span text:style-name="Teletype"><text:span text:style-name="T1">~frame_rate</text:span></text:span><text:span text:style-name="T1"> (double, default: 30.0) </text:span></text:p>
      <text:list xml:id="list2178427393" text:style-name="L11">
        <text:list-item>
          <text:p text:style-name="P35"><text:span text:style-name="T12">A</text:span><text:span text:style-name="T11">cquisition rate at which the </text:span><text:span text:style-name="T12">frames</text:span><text:span text:style-name="T11"> are captured [Hz].</text:span></text:p>
        </text:list-item>
      </text:list>
      <text:p text:style-name="Text_20_body"><text:bookmark text:name="line-5421"/><text:bookmark text:name="line-5411"/><text:bookmark text:name="line-5401"/><text:bookmark text:name="line-5391"/><text:span text:style-name="Teletype"><text:span text:style-name="T1">~start_stream</text:span></text:span><text:span text:style-name="T1"> (bool, default: </text:span><text:span text:style-name="T9">false</text:span><text:span text:style-name="T1">) </text:span></text:p>
      <text:list xml:id="list3383777258" text:style-name="L12">
        <text:list-item>
          <text:p text:style-name="P36">Enable image streaming<text:bookmark text:name="line-5481"/>.</text:p>
        </text:list-item>
      </text:list>
      <text:p text:style-name="Text_20_body"><text:bookmark text:name="line-5521"/><text:bookmark text:name="line-5511"/><text:bookmark text:name="line-5501"/><text:bookmark text:name="line-5491"/><text:span text:style-name="Teletype"><text:span text:style-name="T1">~trigger_single_shot</text:span></text:span><text:span text:style-name="T1"> (bool, default: </text:span><text:span text:style-name="T9">false</text:span><text:span text:style-name="T1">) </text:span></text:p>
      <text:list xml:id="list2292918990" text:style-name="L13">
        <text:list-item>
          <text:p text:style-name="P37">Trigger single measurement by changing s<text:bookmark text:name="line-5531"/>tate from false to true.<text:bookmark text:name="line-5582"/></text:p>
        </text:list-item>
      </text:list>
      <text:p text:style-name="Text_20_body"><text:span text:style-name="Teletype"><text:span text:style-name="T1">~integration_time_tof</text:span></text:span><text:span text:style-name="T1">(</text:span><text:span text:style-name="Teletype"><text:span text:style-name="T1">int</text:span></text:span><text:span text:style-name="T1">, default: 200) </text:span></text:p>
      <text:list xml:id="list3534858114" text:style-name="L14">
        <text:list-item>
          <text:p text:style-name="P38"><text:span text:style-name="T10">Sets the integration time in microsecon</text:span><text:bookmark text:name="line-55811"/><text:span text:style-name="T10">ds for distance measurements. </text:span><text:s/><text:span text:style-name="T10">Range: 1 … 1600 µs. </text:span></text:p>
        </text:list-item>
      </text:list>
      <text:p text:style-name="Text_20_body"><text:span text:style-name="Teletype"><text:span text:style-name="T1">~temporal_filter_factor</text:span></text:span><text:span text:style-name="T1"> (</text:span><text:span text:style-name="Teletype"><text:span text:style-name="T1">double</text:span></text:span><text:span text:style-name="T1">, default: 0.01) </text:span><text:bookmark text:name="line-5671"/><text:bookmark text:name="line-5661"/><text:bookmark text:name="line-5651"/><text:bookmark text:name="line-5641"/></text:p>
      <text:list xml:id="list3154992176" text:style-name="L15">
        <text:list-item>
          <text:p text:style-name="P39">Sets the factor of temporal Kalman filter. Range<text:bookmark text:name="line-5681"/> 0.0 ... 1.0.</text:p>
        </text:list-item>
      </text:list>
      <text:p text:style-name="Text_20_body"><text:span text:style-name="Teletype"><text:span text:style-name="T1">~temporal_filter_threshold</text:span></text:span><text:span text:style-name="T1"> (</text:span><text:span text:style-name="Teletype"><text:span text:style-name="T1">int</text:span></text:span><text:span text:style-name="T1">, default: 300) </text:span><text:bookmark text:name="line-5721"/><text:bookmark text:name="line-5711"/><text:bookmark text:name="line-5701"/><text:bookmark text:name="line-5691"/></text:p>
      <text:list xml:id="list2829090920" text:style-name="L16">
        <text:list-header>
          <text:p text:style-name="P40">Sets the threshold for temporal Kalman filter. <text:bookmark text:name="line-5731"/>Range 0 … 20000 mm <text:s text:c="2"/>(uses to filter out temporal noise in an image). </text:p>
        </text:list-header>
      </text:list>
      <text:p text:style-name="P9"/>
      <text:p text:style-name="P9"><text:soft-page-break/></text:p>
      <text:p text:style-name="P3">Notes: </text:p>
      <text:p text:style-name="P2">1. <text:s/>TOF<text:span text:style-name="T18">&gt;</text:span> Frame uses modulation frequency 20MHz.</text:p>
      <text:p text:style-name="P2">2. <text:s/>cam611_<text:span text:style-name="T25">d</text:span>river is tested with ROS <text:span text:style-name="T26">Noetic, </text:span>Melodic <text:span text:style-name="T26">and Kinetic </text:span>versions.</text:p>
      <text:p text:style-name="P4">3. If you want to connect more tof range or frame devices, you have to change static parameter port_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/>
      <style:text-properties fo:font-size="8pt" style:font-size-asian="10.5pt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32:52.77</meta:creation-date>
    <dc:date>2020-10-23T10:52:59.266587983</dc:date>
    <meta:editing-duration>PT2H23M5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4" meta:paragraph-count="72" meta:word-count="448" meta:character-count="3361" meta:non-whitespace-character-count="2954"/>
  </office:meta>
</office:document-meta>
</file>